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00ccff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67cm" fo:min-width="5.719cm"/>
    </style:style>
    <style:style style:name="gr3" style:family="graphic" style:parent-style-name="standard">
      <style:graphic-properties draw:fill="solid" draw:fill-color="#cccccc" draw:textarea-horizontal-align="justify" draw:textarea-vertical-align="middle" draw:auto-grow-height="fals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91cm" fo:min-width="0cm"/>
    </style:style>
    <style:style style:name="gr6" style:family="graphic" style:parent-style-name="standard">
      <style:graphic-properties draw:fill="solid" draw:fill-color="#99ff66"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51cm" fo:min-width="0cm"/>
    </style:style>
    <style:style style:name="gr8" style:family="graphic" style:parent-style-name="standard">
      <style:graphic-properties draw:fill="solid" draw:fill-color="#ff9900" draw:textarea-horizontal-align="justify" draw:textarea-vertical-align="middle" draw:auto-grow-height="false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  <style:text-properties fo:font-size="12pt" style:font-size-asian="12pt" style:font-size-complex="12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P4" style:family="paragraph">
      <style:paragraph-properties fo:text-align="center"/>
      <style:text-properties fo:font-size="10pt" style:font-size-asian="10pt" style:font-size-complex="10pt"/>
    </style:style>
    <style:style style:name="P5" style:family="paragraph">
      <style:text-properties fo:font-size="11pt" style:font-size-asian="11pt" style:font-size-complex="11pt"/>
    </style:style>
    <style:style style:name="P6" style:family="paragraph">
      <style:paragraph-properties fo:text-align="center"/>
      <style:text-properties fo:font-weight="bold" style:font-weight-asian="bold" style:font-weight-complex="bold"/>
    </style:style>
    <style:style style:name="P7" style:family="paragraph"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8" style:family="paragraph">
      <style:paragraph-properties fo:text-align="center"/>
      <style:text-properties fo:font-size="11pt" style:font-size-asian="11pt" style:font-size-complex="11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size="12pt" fo:font-weight="bold" style:font-size-asian="12pt" style:font-weight-asian="bold" style:font-size-complex="12pt" style:font-weight-complex="bold"/>
    </style:style>
    <style:style style:name="T5" style:family="text">
      <style:text-properties fo:font-size="12pt" fo:font-weight="normal" style:font-size-asian="12pt" style:font-weight-asian="normal" style:font-size-complex="12pt" style:font-weight-complex="normal"/>
    </style:style>
    <style:style style:name="T6" style:family="text">
      <style:text-properties fo:font-size="11pt" fo:font-weight="normal" style:font-size-asian="11pt" style:font-weight-asian="normal" style:font-size-complex="11pt" style:font-weight-complex="normal"/>
    </style:style>
    <style:style style:name="T7" style:family="text">
      <style:text-properties fo:font-size="12pt" fo:font-style="italic" style:font-size-asian="12pt" style:font-style-asian="italic" style:font-size-complex="12pt" style:font-style-complex="italic"/>
    </style:style>
    <style:style style:name="T8" style:family="text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2.146cm" svg:height="0.848cm" svg:x="10.252cm" svg:y="2.104cm">
          <text:p text:style-name="P1"><text:span text:style-name="T1">main()</text:span></text:p>
          <draw:enhanced-geometry svg:viewBox="0 0 21600 21600" draw:type="rectangle" draw:enhanced-path="M 0 0 L 21600 0 21600 21600 0 21600 0 0 Z N"/>
        </draw:custom-shape>
        <draw:frame draw:style-name="gr2" draw:layer="layout" svg:width="6.522cm" svg:height="0.962cm" svg:x="1.009cm" svg:y="1.308cm">
          <draw:text-box>
            <text:p>APC PickNik Pipeline</text:p>
          </draw:text-box>
        </draw:frame>
        <draw:custom-shape draw:style-name="gr3" draw:text-style-name="P1" xml:id="id14" draw:id="id14" draw:layer="layout" svg:width="2.907cm" svg:height="1.211cm" svg:x="15.386cm" svg:y="6.335cm">
          <text:p text:style-name="P2"><text:span text:style-name="T1">ShelfObject</text:span></text:p>
          <draw:enhanced-geometry svg:viewBox="0 0 21600 21600" draw:type="rectangle" draw:enhanced-path="M 0 0 L 21600 0 21600 21600 0 21600 0 0 Z N"/>
        </draw:custom-shape>
        <draw:custom-shape draw:style-name="gr1" draw:text-style-name="P3" xml:id="id2" draw:id="id2" draw:layer="layout" svg:width="4.117cm" svg:height="1.574cm" svg:x="9.283cm" svg:y="4.042cm">
          <text:p text:style-name="P3"><text:span text:style-name="T2">APCManager</text:span>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svg:x1="11.325cm" svg:y1="2.952cm" svg:x2="11.341cm" svg:y2="4.042cm" draw:start-shape="id1" draw:start-glue-point="2" draw:end-shape="id2" draw:end-glue-point="0" svg:d="M11325 2952v545h16v545" svg:viewBox="0 0 17 1091">
          <text:p/>
        </draw:connector>
        <draw:custom-shape draw:style-name="gr1" draw:text-style-name="P1" xml:id="id13" draw:id="id13" draw:layer="layout" svg:width="4.117cm" svg:height="1.574cm" svg:x="14.781cm" svg:y="4.042cm">
          <text:p text:style-name="P2"><text:span text:style-name="T1">AmazonJsonParser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4" draw:id="id4" draw:layer="layout" svg:width="4.117cm" svg:height="1.574cm" svg:x="4.406cm" svg:y="8.494cm">
          <text:p text:style-name="P2"><text:span text:style-name="T1">Learning</text:span><text:span text:style-name="T1"><text:line-break/></text:span><text:span text:style-name="T1">Pipeline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15" draw:id="id15" draw:layer="layout" svg:width="2.907cm" svg:height="1.211cm" svg:x="15.386cm" svg:y="8.195cm">
          <text:p text:style-name="P2"><text:span text:style-name="T1">BinObject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16" draw:id="id16" draw:layer="layout" svg:width="2.907cm" svg:height="1.211cm" svg:x="15.386cm" svg:y="9.934cm">
          <text:p text:style-name="P2"><text:span text:style-name="T1">ProductObject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19" draw:id="id19" draw:layer="layout" svg:width="2.906cm" svg:height="1.211cm" svg:x="15.426cm" svg:y="2.225cm">
          <text:p text:style-name="P2"><text:span text:style-name="T1">WorkOrder</text:span></text:p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4.117cm" svg:height="2.456cm" svg:x="4.406cm" svg:y="9.97cm">
          <draw:text-box>
            <text:p><text:span text:style-name="T3">Inherits from ManipulationPipeline, trains Lightning and analyzes workspace reachability</text:span></text:p>
          </draw:text-box>
        </draw:frame>
        <draw:connector draw:style-name="gr4" draw:text-style-name="P4" draw:layer="layout" svg:x1="11.341cm" svg:y1="5.616cm" svg:x2="11.341cm" svg:y2="8.494cm" draw:start-shape="id2" draw:start-glue-point="2" draw:end-shape="id3" draw:end-glue-point="0" svg:d="M11341 5616v2878" svg:viewBox="0 0 1 2879">
          <text:p/>
        </draw:connector>
        <draw:connector draw:style-name="gr4" draw:text-style-name="P2" draw:layer="layout" draw:type="line" svg:x1="9.224cm" svg:y1="9.28cm" svg:x2="8.523cm" svg:y2="9.281cm" draw:end-shape="id4" draw:end-glue-point="1" svg:d="M9224 9280l-701 1" svg:viewBox="0 0 702 2">
          <text:p/>
        </draw:connector>
        <draw:custom-shape draw:style-name="gr1" draw:text-style-name="P7" xml:id="id3" draw:id="id3" draw:layer="layout" svg:width="4.117cm" svg:height="1.574cm" svg:x="9.283cm" svg:y="8.494cm">
          <text:p text:style-name="P6"><text:span text:style-name="T4">Manipulation</text:span></text:p>
          <text:p text:style-name="P6"><text:span text:style-name="T4">Pipeline</text:span></text:p>
          <draw:enhanced-geometry svg:viewBox="0 0 21600 21600" draw:type="rectangle" draw:enhanced-path="M 0 0 L 21600 0 21600 21600 0 21600 0 0 Z N"/>
        </draw:custom-shape>
        <draw:custom-shape draw:style-name="gr6" draw:text-style-name="P1" xml:id="id10" draw:id="id10" draw:layer="layout" svg:width="4.117cm" svg:height="0.848cm" svg:x="9.283cm" svg:y="11.08cm">
          <text:p text:style-name="P2"><text:span text:style-name="T1">graspObjectPipeline</text:span></text:p>
          <draw:enhanced-geometry svg:viewBox="0 0 21600 21600" draw:type="rectangle" draw:enhanced-path="M 0 0 L 21600 0 21600 21600 0 21600 0 0 Z N"/>
        </draw:custom-shape>
        <draw:custom-shape draw:style-name="gr6" draw:text-style-name="P1" xml:id="id6" draw:id="id6" draw:layer="layout" svg:width="4.117cm" svg:height="0.847cm" svg:x="9.283cm" svg:y="14.093cm">
          <text:p text:style-name="P2"><text:span text:style-name="T1">chooseGrasp()</text:span></text:p>
          <draw:enhanced-geometry svg:viewBox="0 0 21600 21600" draw:type="rectangle" draw:enhanced-path="M 0 0 L 21600 0 21600 21600 0 21600 0 0 Z N"/>
        </draw:custom-shape>
        <draw:custom-shape draw:style-name="gr6" draw:text-style-name="P1" xml:id="id20" draw:id="id20" draw:layer="layout" svg:width="5.086cm" svg:height="0.847cm" svg:x="8.765cm" svg:y="15.304cm">
          <text:p text:style-name="P2"><text:span text:style-name="T1">computeStraightLinePath()</text:span></text:p>
          <draw:enhanced-geometry svg:viewBox="0 0 21600 21600" draw:type="rectangle" draw:enhanced-path="M 0 0 L 21600 0 21600 21600 0 21600 0 0 Z N"/>
        </draw:custom-shape>
        <draw:custom-shape draw:style-name="gr6" draw:text-style-name="P1" xml:id="id11" draw:id="id11" draw:layer="layout" svg:width="4.117cm" svg:height="0.847cm" svg:x="9.283cm" svg:y="12.552cm">
          <text:p text:style-name="P2"><text:span text:style-name="T1">chooseArm()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5" draw:id="id5" draw:layer="layout" svg:width="4.117cm" svg:height="1.575cm" svg:x="14.781cm" svg:y="13.729cm">
          <text:p text:style-name="P2"><text:span text:style-name="T4">moveit_grasps</text:span></text:p>
          <text:p text:style-name="P2"><text:span text:style-name="T5">generateAxisGrasps()</text:span>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draw:type="line" svg:x1="14.781cm" svg:y1="14.516cm" svg:x2="13.4cm" svg:y2="14.516cm" draw:start-shape="id5" draw:start-glue-point="3" draw:end-shape="id6" svg:d="M14781 14516h-1381" svg:viewBox="0 0 1382 1">
          <text:p/>
        </draw:connector>
        <draw:custom-shape draw:style-name="gr1" draw:text-style-name="P1" xml:id="id7" draw:id="id7" draw:layer="layout" svg:width="4.117cm" svg:height="1.574cm" svg:x="14.781cm" svg:y="16.048cm">
          <text:p text:style-name="P2"><text:span text:style-name="T4">moveit_grasps</text:span></text:p>
          <text:p text:style-name="P2"><text:span text:style-name="T5">filterGrasps()</text:span></text:p>
          <text:p text:style-name="P2"><text:span text:style-name="T5">(inverse kinematics)</text:span>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draw:type="line" svg:x1="16.839cm" svg:y1="15.304cm" svg:x2="16.839cm" svg:y2="16.048cm" draw:start-shape="id5" draw:start-glue-point="2" draw:end-shape="id7" draw:end-glue-point="0" svg:d="M16839 15304v744" svg:viewBox="0 0 1 745">
          <text:p/>
        </draw:connector>
        <draw:custom-shape draw:style-name="gr1" draw:text-style-name="P1" xml:id="id8" draw:id="id8" draw:layer="layout" svg:width="4.117cm" svg:height="1.574cm" svg:x="14.781cm" svg:y="18.21cm">
          <text:p text:style-name="P2"><text:span text:style-name="T4">moveit_grasps</text:span></text:p>
          <text:p text:style-name="P2"><text:span text:style-name="T6">filterGraspsInCollision()</text:span>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draw:type="lines" svg:x1="16.839cm" svg:y1="17.622cm" svg:x2="16.839cm" svg:y2="18.21cm" draw:start-shape="id7" draw:start-glue-point="2" draw:end-shape="id8" draw:end-glue-point="0" svg:d="M16839 17622v501-414 501" svg:viewBox="0 0 1 589">
          <text:p/>
        </draw:connector>
        <draw:custom-shape draw:style-name="gr1" draw:text-style-name="P1" xml:id="id9" draw:id="id9" draw:layer="layout" svg:width="4.117cm" svg:height="1.574cm" svg:x="14.781cm" svg:y="20.243cm">
          <text:p text:style-name="P2"><text:span text:style-name="T4">moveit_grasps</text:span></text:p>
          <text:p text:style-name="P2"><text:span text:style-name="T5">chooseBestGrasp()</text:span>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draw:type="lines" svg:x1="16.839cm" svg:y1="19.784cm" svg:x2="16.839cm" svg:y2="20.243cm" draw:start-shape="id8" draw:start-glue-point="2" draw:end-shape="id9" draw:end-glue-point="0" svg:d="M16839 19784v501-543 501" svg:viewBox="0 0 1 544">
          <text:p/>
        </draw:connector>
        <draw:frame draw:style-name="gr7" draw:text-style-name="P5" draw:layer="layout" svg:width="4.117cm" svg:height="2.015cm" svg:x="6.985cm" svg:y="16.272cm">
          <draw:text-box>
            <text:p><text:span text:style-name="T3">Cartesian path in approach direction to and from final grasp</text:span></text:p>
          </draw:text-box>
        </draw:frame>
        <draw:custom-shape draw:style-name="gr8" draw:text-style-name="P1" xml:id="id21" draw:id="id21" draw:layer="layout" svg:width="6.055cm" svg:height="6.902cm" svg:x="8.325cm" svg:y="17.847cm">
          <text:p text:style-name="P2"><text:span text:style-name="T4">openEndEffector()</text:span></text:p>
          <text:p text:style-name="P2"><text:span text:style-name="T4">move()</text:span></text:p>
          <text:p text:style-name="P2"><text:span text:style-name="T7">move to pregrasp pose</text:span></text:p>
          <text:p text:style-name="P2"><text:span text:style-name="T4">executeTrajectory()</text:span></text:p>
          <text:p text:style-name="P2"><text:span text:style-name="T7">move to grasp pose</text:span></text:p>
          <text:p text:style-name="P2"><text:span text:style-name="T4">closeEndEffector()</text:span></text:p>
          <text:p text:style-name="P2"><text:span text:style-name="T4">executeTrajectory()</text:span></text:p>
          <text:p text:style-name="P2"><text:span text:style-name="T7">move up straight</text:span></text:p>
          <text:p text:style-name="P2"><text:span text:style-name="T4">executeTrajectory()</text:span></text:p>
          <text:p text:style-name="P2"><text:span text:style-name="T7">move back straight</text:span></text:p>
          <text:p text:style-name="P2"><text:span text:style-name="T4">move()</text:span></text:p>
          <text:p text:style-name="P2"><text:span text:style-name="T8">plan to order bucket</text:span>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draw:type="line" svg:x1="11.341cm" svg:y1="10.068cm" svg:x2="11.341cm" svg:y2="11.08cm" draw:start-shape="id3" draw:start-glue-point="2" draw:end-shape="id10" draw:end-glue-point="0" svg:d="M11341 10068v1012" svg:viewBox="0 0 1 1013">
          <text:p/>
        </draw:connector>
        <draw:connector draw:style-name="gr4" draw:text-style-name="P2" draw:layer="layout" draw:type="line" svg:x1="11.341cm" svg:y1="11.928cm" svg:x2="11.341cm" svg:y2="12.552cm" draw:start-shape="id10" draw:start-glue-point="2" draw:end-shape="id11" draw:end-glue-point="0" svg:d="M11341 11928v624" svg:viewBox="0 0 1 625">
          <text:p/>
        </draw:connector>
        <draw:connector draw:style-name="gr4" draw:text-style-name="P2" xml:id="id12" draw:id="id12" draw:layer="layout" draw:type="line" svg:x1="11.341cm" svg:y1="13.399cm" svg:x2="11.341cm" svg:y2="13.399cm" draw:start-shape="id11" draw:start-glue-point="2" draw:end-shape="id11" draw:end-glue-point="2" svg:d="M11341 13399z" svg:viewBox="0 0 1 1">
          <text:p/>
        </draw:connector>
        <draw:connector draw:style-name="gr4" draw:text-style-name="P2" draw:layer="layout" draw:type="line" svg:x1="11.341cm" svg:y1="13.399cm" svg:x2="11.341cm" svg:y2="13.399cm" draw:start-shape="id12" draw:start-glue-point="0" draw:end-shape="id12" draw:end-glue-point="0" svg:d="M11341 13399z" svg:viewBox="0 0 1 1">
          <text:p/>
        </draw:connector>
        <draw:connector draw:style-name="gr4" draw:text-style-name="P2" draw:layer="layout" draw:type="line" svg:x1="11.341cm" svg:y1="13.399cm" svg:x2="11.341cm" svg:y2="14.093cm" draw:start-shape="id12" draw:start-glue-point="0" draw:end-shape="id6" draw:end-glue-point="0" svg:d="M11341 13399v694" svg:viewBox="0 0 1 695">
          <text:p/>
        </draw:connector>
        <draw:connector draw:style-name="gr4" draw:text-style-name="P2" draw:layer="layout" draw:type="line" svg:x1="11.341cm" svg:y1="14.94cm" svg:x2="11.342cm" svg:y2="15.304cm" draw:start-shape="id6" draw:start-glue-point="2" svg:d="M11341 14940l1 364" svg:viewBox="0 0 2 365">
          <text:p/>
        </draw:connector>
        <draw:connector draw:style-name="gr4" draw:text-style-name="P2" draw:layer="layout" draw:type="line" svg:x1="14.781cm" svg:y1="4.829cm" svg:x2="13.4cm" svg:y2="4.829cm" draw:start-shape="id13" draw:start-glue-point="3" draw:end-shape="id2" draw:end-glue-point="1" svg:d="M14781 4829h-1381" svg:viewBox="0 0 1382 1">
          <text:p/>
        </draw:connector>
        <draw:connector draw:style-name="gr4" draw:text-style-name="P2" draw:layer="layout" draw:type="line" svg:x1="16.839cm" svg:y1="5.616cm" svg:x2="16.839cm" svg:y2="6.335cm" draw:start-shape="id13" draw:start-glue-point="2" draw:end-shape="id14" draw:end-glue-point="0" svg:d="M16839 5616v719" svg:viewBox="0 0 1 720">
          <text:p/>
        </draw:connector>
        <draw:connector draw:style-name="gr4" draw:text-style-name="P2" draw:layer="layout" draw:type="line" svg:x1="16.839cm" svg:y1="7.546cm" svg:x2="16.839cm" svg:y2="8.195cm" draw:start-shape="id14" draw:start-glue-point="2" draw:end-shape="id15" draw:end-glue-point="0" svg:d="M16839 7546v649" svg:viewBox="0 0 1 650">
          <text:p/>
        </draw:connector>
        <draw:connector draw:style-name="gr4" draw:text-style-name="P2" draw:layer="layout" draw:type="line" svg:x1="16.839cm" svg:y1="9.406cm" svg:x2="16.839cm" svg:y2="9.934cm" draw:start-shape="id15" draw:start-glue-point="2" draw:end-shape="id16" draw:end-glue-point="0" svg:d="M16839 9406v528" svg:viewBox="0 0 1 529">
          <text:p/>
        </draw:connector>
        <draw:custom-shape draw:style-name="gr6" draw:text-style-name="P1" xml:id="id17" draw:id="id17" draw:layer="layout" svg:width="4.117cm" svg:height="0.848cm" svg:x="9.283cm" svg:y="6.1cm">
          <text:p text:style-name="P2"><text:span text:style-name="T1">runOrder()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18" draw:id="id18" draw:layer="layout" svg:width="4.117cm" svg:height="1.574cm" svg:x="1.123cm" svg:y="5.737cm">
          <text:p text:style-name="P2"><text:span text:style-name="T1">Perception</text:span><text:span text:style-name="T1"><text:line-break/></text:span><text:span text:style-name="T1">Pipeline</text:span></text:p>
          <draw:enhanced-geometry svg:viewBox="0 0 21600 21600" draw:type="rectangle" draw:enhanced-path="M 0 0 L 21600 0 21600 21600 0 21600 0 0 Z N"/>
        </draw:custom-shape>
        <draw:connector draw:style-name="gr9" draw:text-style-name="P8" draw:layer="layout" draw:type="lines" svg:x1="9.283cm" svg:y1="6.524cm" svg:x2="5.24cm" svg:y2="6.524cm" draw:start-shape="id17" draw:start-glue-point="3" draw:end-shape="id18" draw:end-glue-point="1" svg:d="M9283 6524h-502-3041-500" svg:viewBox="0 0 4044 1">
          <text:p text:style-name="P2"><text:span text:style-name="T3"/></text:p>
          <text:p text:style-name="P2"><text:span text:style-name="T3">ROS Service Request</text:span></text:p>
        </draw:connector>
        <draw:connector draw:style-name="gr4" draw:text-style-name="P2" draw:layer="layout" draw:type="line" svg:x1="16.839cm" svg:y1="4.042cm" svg:x2="16.879cm" svg:y2="3.436cm" draw:start-shape="id13" draw:start-glue-point="0" draw:end-shape="id19" draw:end-glue-point="2" svg:d="M16839 4042l40-606" svg:viewBox="0 0 41 607">
          <text:p/>
        </draw:connector>
        <draw:connector draw:style-name="gr4" draw:text-style-name="P2" draw:layer="layout" draw:type="line" svg:x1="11.308cm" svg:y1="16.151cm" svg:x2="11.352cm" svg:y2="17.847cm" draw:start-shape="id20" draw:end-shape="id21" draw:end-glue-point="0" svg:d="M11308 16151l44 1696" svg:viewBox="0 0 45 1697">
          <text:p/>
        </draw:connector>
        <draw:custom-shape draw:style-name="gr1" draw:text-style-name="P1" xml:id="id22" draw:id="id22" draw:layer="layout" svg:width="4.118cm" svg:height="1.575cm" svg:x="1.257cm" svg:y="20.536cm">
          <text:p text:style-name="P2"><text:span text:style-name="T1">Visual Servoing</text:span></text:p>
          <draw:enhanced-geometry svg:viewBox="0 0 21600 21600" draw:type="rectangle" draw:enhanced-path="M 0 0 L 21600 0 21600 21600 0 21600 0 0 Z N"/>
        </draw:custom-shape>
        <draw:connector draw:style-name="gr9" draw:text-style-name="P8" draw:layer="layout" draw:type="line" svg:x1="8.325cm" svg:y1="21.298cm" svg:x2="5.375cm" svg:y2="21.323cm" draw:start-shape="id21" draw:start-glue-point="3" draw:end-shape="id22" draw:end-glue-point="1" svg:d="M8325 21298l-2950 25" svg:viewBox="0 0 2951 26">
          <text:p text:style-name="P2"><text:span text:style-name="T3"/></text:p>
          <text:p text:style-name="P2"><text:span text:style-name="T3">ROS Msg</text:span></text:p>
        </draw:connector>
        <draw:custom-shape draw:style-name="gr1" draw:text-style-name="P1" draw:layer="layout" svg:width="4.117cm" svg:height="1.574cm" svg:x="1.123cm" svg:y="5.737cm">
          <text:p text:style-name="P2"><text:span text:style-name="T1">Perception</text:span><text:span text:style-name="T1"><text:line-break/></text:span><text:span text:style-name="T1">Pipeline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2-12T18:15:28.654455616</meta:creation-date>
    <dc:date>2015-02-17T14:37:47.674283908</dc:date>
    <meta:editing-duration>PT12M38S</meta:editing-duration>
    <meta:editing-cycles>3</meta:editing-cycles>
    <meta:generator>LibreOffice/4.2.7.2$Linux_X86_64 LibreOffice_project/420m0$Build-2</meta:generator>
    <meta:document-statistic meta:object-count="46"/>
  </office:meta>
</office:document-meta>
</file>